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>
      <style:text-properties officeooo:paragraph-rsid="0040207b"/>
    </style:style>
    <style:style style:name="P5" style:family="paragraph" style:parent-style-name="Text_20_body">
      <style:text-properties officeooo:paragraph-rsid="00ce3c49"/>
    </style:style>
    <style:style style:name="P6" style:family="paragraph" style:parent-style-name="Text_20_body">
      <style:text-properties officeooo:rsid="00d485cf" officeooo:paragraph-rsid="00d485cf"/>
    </style:style>
    <style:style style:name="P7" style:family="paragraph" style:parent-style-name="Text_20_body">
      <style:text-properties officeooo:rsid="00c01f4c" officeooo:paragraph-rsid="010cfb66"/>
    </style:style>
    <style:style style:name="P8" style:family="paragraph" style:parent-style-name="Text_20_body">
      <style:text-properties officeooo:paragraph-rsid="00c01f4c"/>
    </style:style>
    <style:style style:name="P9" style:family="paragraph" style:parent-style-name="Text_20_body">
      <style:text-properties officeooo:paragraph-rsid="00b14245"/>
    </style:style>
    <style:style style:name="P10" style:family="paragraph" style:parent-style-name="Text_20_body">
      <style:text-properties officeooo:paragraph-rsid="0121b969"/>
    </style:style>
    <style:style style:name="P11" style:family="paragraph" style:parent-style-name="Text_20_body">
      <style:text-properties officeooo:paragraph-rsid="01106408"/>
    </style:style>
    <style:style style:name="P12" style:family="paragraph" style:parent-style-name="Text_20_body">
      <style:text-properties officeooo:paragraph-rsid="011704bf"/>
    </style:style>
    <style:style style:name="P13" style:family="paragraph" style:parent-style-name="Text_20_body">
      <style:text-properties officeooo:paragraph-rsid="0084de96"/>
    </style:style>
    <style:style style:name="P14" style:family="paragraph" style:parent-style-name="Text_20_body">
      <style:text-properties officeooo:paragraph-rsid="007211ca"/>
    </style:style>
    <style:style style:name="P15" style:family="paragraph" style:parent-style-name="Text_20_body">
      <style:text-properties officeooo:paragraph-rsid="00418e29"/>
    </style:style>
    <style:style style:name="P16" style:family="paragraph" style:parent-style-name="Text_20_body">
      <style:text-properties officeooo:paragraph-rsid="00851588"/>
    </style:style>
    <style:style style:name="P17" style:family="paragraph" style:parent-style-name="Text_20_body">
      <style:text-properties officeooo:paragraph-rsid="0081ac02"/>
    </style:style>
    <style:style style:name="P18" style:family="paragraph" style:parent-style-name="Text_20_body">
      <style:text-properties officeooo:paragraph-rsid="000c2b3f"/>
    </style:style>
    <style:style style:name="P19" style:family="paragraph" style:parent-style-name="Text_20_body">
      <style:text-properties officeooo:paragraph-rsid="00f9fdda"/>
    </style:style>
    <style:style style:name="P20" style:family="paragraph" style:parent-style-name="Text_20_body">
      <style:text-properties officeooo:paragraph-rsid="005ffd05"/>
    </style:style>
    <style:style style:name="P21" style:family="paragraph" style:parent-style-name="Text_20_body">
      <style:text-properties officeooo:paragraph-rsid="01390d55"/>
    </style:style>
    <style:style style:name="T1" style:family="text">
      <style:text-properties officeooo:rsid="00173fe6"/>
    </style:style>
    <style:style style:name="T2" style:family="text">
      <style:text-properties officeooo:rsid="001bed2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fbe7e4" style:font-weight-asian="normal" style:font-weight-complex="normal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officeooo:rsid="004967b4"/>
    </style:style>
    <style:style style:name="T7" style:family="text">
      <style:text-properties fo:color="#2a6099" loext:opacity="100%" officeooo:rsid="0054a397"/>
    </style:style>
    <style:style style:name="T8" style:family="text">
      <style:text-properties fo:color="#2a6099" loext:opacity="100%" fo:font-weight="normal" style:font-weight-asian="normal" style:font-weight-complex="normal"/>
    </style:style>
    <style:style style:name="T9" style:family="text">
      <style:text-properties fo:color="#2a6099" loext:opacity="100%" officeooo:rsid="00a1870a"/>
    </style:style>
    <style:style style:name="T10" style:family="text">
      <style:text-properties fo:color="#611729" loext:opacity="100%"/>
    </style:style>
    <style:style style:name="T11" style:family="text">
      <style:text-properties fo:color="#333333" loext:opacity="100%"/>
    </style:style>
    <style:style style:name="T12" style:family="text">
      <style:text-properties fo:color="#333333" loext:opacity="100%" fo:font-weight="bold" style:font-weight-asian="bold" style:font-weight-complex="bold"/>
    </style:style>
    <style:style style:name="T13" style:family="text">
      <style:text-properties fo:color="#333333" loext:opacity="100%" fo:font-weight="bold" officeooo:rsid="005e19e2" style:font-weight-asian="bold" style:font-weight-complex="bold"/>
    </style:style>
    <style:style style:name="T14" style:family="text">
      <style:text-properties fo:color="#333333" loext:opacity="100%" fo:font-weight="bold" officeooo:rsid="01324df4" style:font-weight-asian="bold" style:font-weight-complex="bold"/>
    </style:style>
    <style:style style:name="T15" style:family="text">
      <style:text-properties fo:color="#333333" loext:opacity="100%" officeooo:rsid="00b14245" style:font-weight-asian="bold" style:font-weight-complex="bold"/>
    </style:style>
    <style:style style:name="T16" style:family="text">
      <style:text-properties fo:color="#333333" loext:opacity="100%" officeooo:rsid="010023dc" style:font-weight-asian="bold" style:font-weight-complex="bold"/>
    </style:style>
    <style:style style:name="T17" style:family="text">
      <style:text-properties fo:color="#333333" loext:opacity="100%" officeooo:rsid="00b14245"/>
    </style:style>
    <style:style style:name="T18" style:family="text">
      <style:text-properties fo:color="#333333" loext:opacity="100%" officeooo:rsid="00b4e774"/>
    </style:style>
    <style:style style:name="T19" style:family="text">
      <style:text-properties fo:color="#333333" loext:opacity="100%" officeooo:rsid="00bc4c1b"/>
    </style:style>
    <style:style style:name="T20" style:family="text">
      <style:text-properties fo:color="#333333" loext:opacity="100%" officeooo:rsid="00c15549"/>
    </style:style>
    <style:style style:name="T21" style:family="text">
      <style:text-properties fo:color="#333333" loext:opacity="100%" officeooo:rsid="00d1ffe2"/>
    </style:style>
    <style:style style:name="T22" style:family="text">
      <style:text-properties fo:color="#333333" loext:opacity="100%" officeooo:rsid="00ff691a"/>
    </style:style>
    <style:style style:name="T23" style:family="text">
      <style:text-properties fo:color="#333333" loext:opacity="100%" officeooo:rsid="00c01f4c"/>
    </style:style>
    <style:style style:name="T24" style:family="text">
      <style:text-properties fo:color="#333333" loext:opacity="100%" officeooo:rsid="01382570"/>
    </style:style>
    <style:style style:name="T25" style:family="text">
      <style:text-properties fo:color="#333333" loext:opacity="100%" officeooo:rsid="01390d55"/>
    </style:style>
    <style:style style:name="T26" style:family="text">
      <style:text-properties fo:color="#333333" loext:opacity="100%" officeooo:rsid="013a9c22"/>
    </style:style>
    <style:style style:name="T27" style:family="text">
      <style:text-properties officeooo:rsid="003a39f2"/>
    </style:style>
    <style:style style:name="T28" style:family="text">
      <style:text-properties officeooo:rsid="003cb7f9"/>
    </style:style>
    <style:style style:name="T29" style:family="text">
      <style:text-properties officeooo:rsid="0052f1dc"/>
    </style:style>
    <style:style style:name="T30" style:family="text">
      <style:text-properties officeooo:rsid="007bea66"/>
    </style:style>
    <style:style style:name="T31" style:family="text">
      <style:text-properties officeooo:rsid="007ed5dd"/>
    </style:style>
    <style:style style:name="T32" style:family="text">
      <style:text-properties officeooo:rsid="0081ac02"/>
    </style:style>
    <style:style style:name="T33" style:family="text">
      <style:text-properties officeooo:rsid="0084de96"/>
    </style:style>
    <style:style style:name="T34" style:family="text">
      <style:text-properties officeooo:rsid="009cb27c"/>
    </style:style>
    <style:style style:name="T35" style:family="text">
      <style:text-properties officeooo:rsid="00a67430"/>
    </style:style>
    <style:style style:name="T36" style:family="text">
      <style:text-properties officeooo:rsid="00a82f42"/>
    </style:style>
    <style:style style:name="T37" style:family="text">
      <style:text-properties officeooo:rsid="00a95c7a"/>
    </style:style>
    <style:style style:name="T38" style:family="text">
      <style:text-properties officeooo:rsid="00b14245"/>
    </style:style>
    <style:style style:name="T39" style:family="text">
      <style:text-properties officeooo:rsid="00b24fb8"/>
    </style:style>
    <style:style style:name="T40" style:family="text">
      <style:text-properties officeooo:rsid="00b3b0a9"/>
    </style:style>
    <style:style style:name="T41" style:family="text">
      <style:text-properties officeooo:rsid="00b76aa5"/>
    </style:style>
    <style:style style:name="T42" style:family="text">
      <style:text-properties officeooo:rsid="00c5beba"/>
    </style:style>
    <style:style style:name="T43" style:family="text">
      <style:text-properties officeooo:rsid="00c752ef"/>
    </style:style>
    <style:style style:name="T44" style:family="text">
      <style:text-properties officeooo:rsid="00c78385"/>
    </style:style>
    <style:style style:name="T45" style:family="text">
      <style:text-properties officeooo:rsid="00c809d3"/>
    </style:style>
    <style:style style:name="T46" style:family="text">
      <style:text-properties officeooo:rsid="00c93fe3"/>
    </style:style>
    <style:style style:name="T47" style:family="text">
      <style:text-properties officeooo:rsid="00cb9efe"/>
    </style:style>
    <style:style style:name="T48" style:family="text">
      <style:text-properties officeooo:rsid="00d0e51a"/>
    </style:style>
    <style:style style:name="T49" style:family="text">
      <style:text-properties officeooo:rsid="00d96ab9"/>
    </style:style>
    <style:style style:name="T50" style:family="text">
      <style:text-properties officeooo:rsid="00da0f98"/>
    </style:style>
    <style:style style:name="T51" style:family="text">
      <style:text-properties officeooo:rsid="00e8d940"/>
    </style:style>
    <style:style style:name="T52" style:family="text">
      <style:text-properties officeooo:rsid="00e9cb28"/>
    </style:style>
    <style:style style:name="T53" style:family="text">
      <style:text-properties officeooo:rsid="00ebe999"/>
    </style:style>
    <style:style style:name="T54" style:family="text">
      <style:text-properties officeooo:rsid="00edaa66"/>
    </style:style>
    <style:style style:name="T55" style:family="text">
      <style:text-properties officeooo:rsid="00fe535d"/>
    </style:style>
    <style:style style:name="T56" style:family="text">
      <style:text-properties officeooo:rsid="00c01f4c"/>
    </style:style>
    <style:style style:name="T57" style:family="text">
      <style:text-properties officeooo:rsid="011ede32"/>
    </style:style>
    <style:style style:name="T58" style:family="text">
      <style:text-properties officeooo:rsid="012d456f"/>
    </style:style>
    <style:style style:name="T59" style:family="text">
      <style:text-properties officeooo:rsid="01324df4"/>
    </style:style>
    <style:style style:name="T60" style:family="text">
      <style:text-properties officeooo:rsid="0134400f"/>
    </style:style>
    <style:style style:name="T61" style:family="text">
      <style:text-properties officeooo:rsid="0136c90f"/>
    </style:style>
    <style:style style:name="T62" style:family="text">
      <style:text-properties officeooo:rsid="01382570"/>
    </style:style>
    <style:style style:name="T63" style:family="text">
      <style:text-properties officeooo:rsid="01390d55"/>
    </style:style>
    <style:style style:name="T64" style:family="text">
      <style:text-properties officeooo:rsid="013a9c22"/>
    </style:style>
    <style:style style:name="T65" style:family="text">
      <style:text-properties officeooo:rsid="013ce180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1">Euber Alexandre de Sousa Barbosa</text:span></text:span><text:span text:style-name="T10"> </text:span></text:p>
      <text:p text:style-name="P5"><text:a xlink:type="simple" xlink:href="https://www.linkedin.com/in/easbarba/" text:style-name="Internet_20_link" text:visited-style-name="Visited_20_Internet_20_Link"><text:span text:style-name="T6">linkedin.com/in/easbarba</text:span></text:a> | <text:a xlink:type="simple" xlink:href="mailto:easbarba@outlook.com?subject=Vagas" text:style-name="Internet_20_link" text:visited-style-name="Visited_20_Internet_20_Link"><text:span text:style-name="T7">easbarba@outlook.com</text:span></text:a><text:span text:style-name="T5"> </text:span><text:span text:style-name="T9">| </text:span><text:a xlink:type="simple" xlink:href="https://easbarba.com/" text:style-name="Internet_20_link" text:visited-style-name="Visited_20_Internet_20_Link">easbarba.com</text:a><text:span text:style-name="T7"> </text:span></text:p>
      <text:p text:style-name="Text_20_body"/>
      <text:p text:style-name="P6">OBJETIVO</text:p>
      <text:p text:style-name="P2"/>
      <text:p text:style-name="P3">Seguindo a filosofia Unix - simplicidade, claridade e frugalidade - como norte, busco criar sistemas simples e usáveis com foco em usuários experientes e extensivo uso de ferramentas <text:span text:style-name="T48">cli</text:span>.</text:p>
      <text:p text:style-name="P4"/>
      <text:p text:style-name="Text_20_body"><text:span text:style-name="Bold"><text:span text:style-name="T3">HABILIDADES</text:span></text:span> </text:p>
      <text:p text:style-name="Horizontal_20_Line"/>
      <text:p text:style-name="Text_20_body"><text:span text:style-name="Bold"><text:span text:style-name="T21"><text:s text:c="2"/>langs</text:span></text:span>: <text:span text:style-name="T35">j</text:span>ava<text:span text:style-name="T40">s</text:span>cript, <text:span text:style-name="T35">r</text:span>uby, <text:span text:style-name="T35">el</text:span><text:span text:style-name="T2">isp</text:span>.</text:p>
      <text:p text:style-name="P21"><text:span text:style-name="Bold"><text:span text:style-name="T11"><text:s text:c="2"/></text:span></text:span><text:span text:style-name="Bold"><text:span text:style-name="T25">Servers</text:span></text:span>: <text:span text:style-name="T63">apache, nginx.</text:span></text:p>
      <text:p text:style-name="P8"><text:span text:style-name="Bold"><text:span text:style-name="T18"><text:s text:c="2"/></text:span></text:span><text:span text:style-name="Bold"><text:span text:style-name="T24">distros</text:span></text:span>: <text:span text:style-name="T41">rocky, alpine, </text:span><text:span text:style-name="T62">ubuntu</text:span>.</text:p>
      <text:p text:style-name="P9"><text:span text:style-name="Bold"><text:span text:style-name="T17"><text:s text:c="2"/>cloud</text:span></text:span>: <text:span text:style-name="T57">aws-cli, </text:span><text:span text:style-name="T55">ec2, </text:span><text:span text:style-name="T39">droplets.</text:span></text:p>
      <text:p text:style-name="P9"><text:span text:style-name="Bold"><text:span text:style-name="T15"><text:s text:c="2"/>container</text:span></text:span><text:span text:style-name="Bold"><text:span text:style-name="T16">s</text:span></text:span><text:span text:style-name="T38">: </text:span>dockerfile, compose, podman, vagrantfile, qemu/kvm.</text:p>
      <text:p text:style-name="P7"><text:span text:style-name="Bold"><text:span text:style-name="T20"><text:s text:c="2"/>network</text:span></text:span>: <text:span text:style-name="T49">ssh, </text:span><text:span text:style-name="T64">sftp</text:span><text:span text:style-name="T49">.</text:span></text:p>
      <text:p text:style-name="P7"><text:span text:style-name="Bold"><text:span text:style-name="T22"><text:s text:c="2"/>security</text:span></text:span>: <text:span text:style-name="T50">gpg.</text:span></text:p>
      <text:p text:style-name="P10"><text:span text:style-name="Bold"><text:span text:style-name="T23"><text:s text:c="2"/>script</text:span></text:span><text:span text:style-name="Bold"><text:span text:style-name="T19">ing</text:span></text:span><text:span text:style-name="T56">: </text:span><text:span text:style-name="T37">s</text:span><text:span text:style-name="T56">ed, </text:span><text:span text:style-name="T35">a</text:span><text:span text:style-name="T56">wk, </text:span><text:span text:style-name="T51">grep, </text:span><text:span text:style-name="T56">find </text:span><text:span text:style-name="T53">e </text:span><text:span text:style-name="T54">as</text:span><text:span text:style-name="T56"> </text:span><text:span text:style-name="T52">coreutils</text:span><text:span text:style-name="T56">.</text:span></text:p>
      <text:p text:style-name="P11"><text:span text:style-name="Bold"><text:span text:style-name="T11"><text:s text:c="2"/>unit-test</text:span></text:span>: <text:span text:style-name="T36">m</text:span><text:span text:style-name="T28">ocha</text:span>.</text:p>
      <text:p text:style-name="P12"><text:span text:style-name="Bold"><text:span text:style-name="T11"><text:s text:c="2"/>git</text:span></text:span>: merge, rebase, format-patch.</text:p>
      <text:p text:style-name="P13"><text:span text:style-name="T13"><text:s text:c="2"/>i</text:span><text:span text:style-name="T12">nglês</text:span>: <text:span text:style-name="T33">i</text:span>ntermediário.</text:p>
      <text:p text:style-name="Text_20_body"><text:span text:style-name="Bold"/></text:p>
      <text:p text:style-name="Text_20_body"><text:span text:style-name="Bold"><text:span text:style-name="T3">PROJETOS</text:span></text:span> </text:p>
      <text:p text:style-name="Horizontal_20_Line"/>
      <text:p text:style-name="P14"><text:span text:style-name="Bold"><text:span text:style-name="T12"><text:s text:c="2"/>distro.js</text:span></text:span><text:span text:style-name="T3">:</text:span> <text:span text:style-name="T32">s</text:span>ystem packages management made easy.</text:p>
      <text:p text:style-name="P15"><text:span text:style-name="T34"><text:s text:c="2"/><text:tab/>n</text:span>ode.js, <text:span text:style-name="T27">mocha</text:span>, <text:span text:style-name="T30">yaml</text:span>, docker | <text:a xlink:type="simple" xlink:href="https://github.com/easbarba/distro" text:style-name="Internet_20_link" text:visited-style-name="Visited_20_Internet_20_Link"><text:span text:style-name="T5">github.com/easbarba/distro</text:span></text:a></text:p>
      <text:p text:style-name="P16"><text:span text:style-name="Bold"><text:span text:style-name="T8"/></text:span></text:p>
      <text:p text:style-name="P17"><text:span text:style-name="Bold"><text:span text:style-name="T12"><text:s text:c="2"/></text:span></text:span><text:span text:style-name="Bold"><text:span text:style-name="T14">ops</text:span></text:span>: <text:span text:style-name="T59">devops </text:span><text:span text:style-name="T61">cli </text:span><text:span text:style-name="T59">apps studies</text:span>.</text:p>
      <text:p text:style-name="P18"><text:tab/><text:span text:style-name="T60">aws-cli, docker, </text:span><text:span text:style-name="T65">nginx, apache</text:span><text:span text:style-name="T60">...</text:span> | <text:a xlink:type="simple" xlink:href="https://github.com/easbarba/ops" text:style-name="Internet_20_link" text:visited-style-name="Visited_20_Internet_20_Link"><text:span text:style-name="T5">github.com/easbarba/ops</text:span></text:a></text:p>
      <text:p text:style-name="Text_20_body"><text:span text:style-name="Bold"/></text:p>
      <text:p text:style-name="Text_20_body">EDUCAÇÃO</text:p>
      <text:p text:style-name="Horizontal_20_Line"/>
      <text:p text:style-name="P19"><text:span text:style-name="T4"><text:s text:c="2"/>ciência da computação</text:span><text:span text:style-name="T3"> </text:span>@ <text:span text:style-name="T43">d</text:span><text:span text:style-name="T42">escomplica</text:span> <text:span text:style-name="T1">[</text:span><text:span text:style-name="T44">c</text:span>ursando<text:span text:style-name="T1">] </text:span><text:span text:style-name="T29"><text:s/></text:span></text:p>
      <text:p text:style-name="P20"><text:span text:style-name="T45"><text:s text:c="2"/>d</text:span>ireito @ <text:span text:style-name="T47">iesb</text:span> <text:span text:style-name="T1">[</text:span><text:span text:style-name="T46">t</text:span>rancado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.0$Linux_X86_64 LibreOffice_project/20$Build-2</meta:generator>
    <meta:keyword/>
    <dc:subject/>
    <dc:title>Resume</dc:title>
    <dc:date>2022-01-23T12:47:56.890934645</dc:date>
    <meta:editing-duration>PT2H8M15S</meta:editing-duration>
    <meta:editing-cycles>215</meta:editing-cycles>
    <meta:document-statistic meta:table-count="0" meta:image-count="0" meta:object-count="0" meta:page-count="1" meta:paragraph-count="27" meta:word-count="121" meta:character-count="956" meta:non-whitespace-character-count="819"/>
  </office:meta>
</office:document-meta>
</file>